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5cm" svg:height="3.7cm" svg:x="12.55cm" svg:y="4.249cm">
          <text:p text:style-name="P1"><text:span text:style-name="T1">op_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1cm" svg:y1="6.2cm" svg:x2="19.8cm" svg:y2="6.2cm">
          <text:p/>
        </draw:line>
        <draw:line draw:style-name="gr2" draw:text-style-name="P1" draw:layer="layout" svg:x1="7.8cm" svg:y1="4.1cm" svg:x2="12.5cm" svg:y2="5.5cm">
          <text:p/>
        </draw:line>
        <draw:line draw:style-name="gr2" draw:text-style-name="P1" draw:layer="layout" svg:x1="8cm" svg:y1="8.2cm" svg:x2="12.45cm" svg:y2="6.65cm">
          <text:p/>
        </draw:line>
        <draw:frame draw:style-name="gr3" draw:layer="layout" svg:width="4.8cm" svg:height="1.45cm" svg:x="19.9cm" svg:y="5.6cm">
          <draw:text-box>
            <text:p>result = 3</text:p>
          </draw:text-box>
        </draw:frame>
        <draw:custom-shape draw:style-name="gr1" draw:text-style-name="P2" draw:layer="layout" svg:width="4.7cm" svg:height="3.7cm" svg:x="3cm" svg:y="2.2cm">
          <text:p text:style-name="P1"><text:span text:style-name="T1">op_const_x</text:span></text:p>
          <text:p text:style-name="P1"><text:span text:style-name="T1">=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7cm" svg:height="3.8cm" svg:x="3.25cm" svg:y="6.5cm">
          <text:p text:style-name="P1"><text:span text:style-name="T1">op_const_y</text:span></text:p>
          <text:p text:style-name="P1"><text:span text:style-name="T1">=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1cm" svg:y1="9.3cm" svg:x2="15.7cm" svg:y2="7.5cm">
          <text:p/>
        </draw:line>
        <draw:frame draw:style-name="gr5" draw:text-style-name="P3" draw:layer="layout" svg:width="4.7cm" svg:height="1.25cm" svg:x="16.8cm" svg:y="9.3cm">
          <draw:text-box>
            <text:p><text:span text:style-name="T2">ru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1-19T19:41:41</dc:date>
    <dc:creator>tokai </dc:creator>
    <meta:editing-duration>PT4M56S</meta:editing-duration>
    <meta:editing-cycles>9</meta:editing-cycles>
    <meta:generator>LibreOffice/3.5$Linux_x86 LibreOffice_project/350m1$Build-2</meta:generator>
    <meta:document-statistic meta:object-count="9"/>
  </office:meta>
</office:document-meta>
</file>